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[/]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/?prixMax=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 style:data-style-name="N2" text:time-value="17:01:08.006332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26T17:01:14.570523864</dc:date>
    <meta:editing-duration>PT11H39M16S</meta:editing-duration>
    <meta:editing-cycles>25</meta:editing-cycles>
    <meta:document-statistic meta:table-count="1" meta:cell-count="188" meta:object-count="0"/>
  </office:meta>
</office:document-meta>
</file>